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>
      <style:text-properties officeooo:rsid="0009c32b" officeooo:paragraph-rsid="0009c32b"/>
    </style:style>
    <style:style style:name="P2" style:family="paragraph" style:parent-style-name="Footnote">
      <style:text-properties officeooo:rsid="000b09db" officeooo:paragraph-rsid="000b09db"/>
    </style:style>
    <style:style style:name="P3" style:family="paragraph" style:parent-style-name="Footnote">
      <style:text-properties officeooo:rsid="00101ac8" officeooo:paragraph-rsid="00101ac8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73737" loext:opacity="100%" style:font-name="Arial" fo:font-size="18pt" fo:letter-spacing="normal" fo:font-style="normal" fo:font-weight="bold" officeooo:rsid="0009c32b" officeooo:paragraph-rsid="0009c32b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373737" loext:opacity="100%" style:font-name="Arial" fo:font-size="10pt" fo:letter-spacing="normal" fo:font-style="normal" fo:font-weight="normal" officeooo:paragraph-rsid="0009c32b" style:font-size-asian="10pt" style:font-size-complex="10pt"/>
    </style:style>
    <style:style style:name="P6" style:family="paragraph" style:parent-style-name="Standard">
      <style:paragraph-properties fo:margin-left="0cm" fo:margin-right="0cm" fo:line-height="150%" fo:text-align="end" style:justify-single-word="false" fo:orphans="2" fo:widows="2" fo:text-indent="0cm" style:auto-text-indent="false"/>
      <style:text-properties fo:font-variant="normal" fo:text-transform="none" fo:color="#373737" loext:opacity="100%" style:font-name="Arial" fo:font-size="10pt" fo:letter-spacing="normal" fo:font-style="normal" fo:font-weight="normal" officeooo:rsid="00138027" officeooo:paragraph-rsid="00138027" style:font-size-asian="10pt" style:font-size-complex="10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3737" loext:opacity="100%" style:font-name="Arial" fo:font-size="10pt" fo:letter-spacing="normal" fo:font-style="normal" fo:font-weight="normal" style:font-size-asian="10pt" style:font-size-complex="10pt"/>
    </style:style>
    <style:style style:name="P8" style:family="paragraph" style:parent-style-name="Standard">
      <style:paragraph-properties fo:margin-left="1.251cm" fo:margin-right="0cm" fo:line-height="150%" fo:text-align="justify" style:justify-single-word="false" fo:orphans="2" fo:widows="2" fo:text-indent="0cm" style:auto-text-indent="false"/>
      <style:text-properties fo:font-variant="normal" fo:text-transform="none" fo:color="#373737" loext:opacity="100%" style:font-name="Arial" fo:font-size="10pt" fo:letter-spacing="normal" fo:font-style="normal" fo:font-weight="normal" officeooo:rsid="0016e68c" officeooo:paragraph-rsid="00160f8e" style:font-size-asian="10pt" style:font-size-complex="10pt"/>
    </style:style>
    <style:style style:name="P9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373737" loext:opacity="100%" style:font-name="Arial" fo:font-size="10pt" fo:letter-spacing="normal" fo:font-style="italic" fo:font-weight="normal" officeooo:rsid="000b09db" officeooo:paragraph-rsid="000b09db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14b847"/>
    </style:style>
    <style:style style:name="P11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160f8e"/>
    </style:style>
    <style:style style:name="P12" style:family="paragraph" style:parent-style-name="Standard">
      <style:paragraph-properties fo:margin-left="1.251cm" fo:margin-right="0cm" fo:line-height="150%" fo:text-align="justify" style:justify-single-word="false" fo:orphans="2" fo:widows="2" fo:text-indent="0cm" style:auto-text-indent="false"/>
      <style:text-properties officeooo:paragraph-rsid="00160f8e"/>
    </style:style>
    <style:style style:name="P13" style:family="paragraph" style:parent-style-name="Standard">
      <style:paragraph-properties fo:margin-left="0cm" fo:margin-right="0cm" fo:line-height="150%" fo:text-align="end" style:justify-single-word="false" fo:orphans="2" fo:widows="2" fo:text-indent="0cm" style:auto-text-indent="false"/>
      <style:text-properties style:font-name="Arial" fo:font-size="10pt" officeooo:paragraph-rsid="00138027" style:font-size-asian="10pt" style:font-size-complex="10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size="10pt" officeooo:paragraph-rsid="000c0f50" style:font-size-asian="10pt" style:font-size-complex="10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size="10pt" officeooo:paragraph-rsid="00138027" style:font-size-asian="10pt" style:font-size-complex="10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size="10pt" officeooo:paragraph-rsid="0016e68c" style:font-size-asian="10pt" style:font-size-complex="10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size="10pt" officeooo:rsid="0016e68c" officeooo:paragraph-rsid="0016e68c" style:font-size-asian="10pt" style:font-size-complex="10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373737" loext:opacity="100%" style:font-name="Arial" fo:font-size="10pt" fo:letter-spacing="normal" fo:font-style="normal" fo:font-weight="normal" officeooo:rsid="001bd2a3" officeooo:paragraph-rsid="001a5e48" style:font-size-asian="10pt" style:font-size-complex="10pt"/>
    </style:style>
    <style:style style:name="T1" style:family="text">
      <style:text-properties fo:font-variant="normal" fo:text-transform="none" fo:color="#373737" loext:opacity="100%" fo:letter-spacing="normal" fo:font-style="normal" fo:font-weight="normal"/>
    </style:style>
    <style:style style:name="T2" style:family="text">
      <style:text-properties fo:font-variant="normal" fo:text-transform="none" fo:color="#373737" loext:opacity="100%" fo:letter-spacing="normal" fo:font-style="normal" fo:font-weight="normal" officeooo:rsid="0009c32b"/>
    </style:style>
    <style:style style:name="T3" style:family="text">
      <style:text-properties fo:font-variant="normal" fo:text-transform="none" fo:color="#373737" loext:opacity="100%" fo:letter-spacing="normal" fo:font-style="normal" fo:font-weight="normal" officeooo:rsid="00138027"/>
    </style:style>
    <style:style style:name="T4" style:family="text">
      <style:text-properties fo:font-variant="normal" fo:text-transform="none" fo:color="#373737" loext:opacity="100%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373737" loext:opacity="100%" style:font-name="Arial" fo:letter-spacing="normal" fo:font-style="normal" fo:font-weight="normal"/>
    </style:style>
    <style:style style:name="T6" style:family="text">
      <style:text-properties fo:font-variant="normal" fo:text-transform="none" fo:color="#373737" loext:opacity="100%" style:font-name="Arial" fo:letter-spacing="normal" fo:font-style="normal" fo:font-weight="normal" officeooo:rsid="000c0f50"/>
    </style:style>
    <style:style style:name="T7" style:family="text">
      <style:text-properties fo:font-variant="normal" fo:text-transform="none" fo:color="#373737" loext:opacity="100%" style:font-name="Arial" fo:letter-spacing="normal" fo:font-style="normal" fo:font-weight="normal" officeooo:rsid="000b09db"/>
    </style:style>
    <style:style style:name="T8" style:family="text">
      <style:text-properties fo:font-variant="normal" fo:text-transform="none" fo:color="#373737" loext:opacity="100%" style:font-name="Arial" fo:letter-spacing="normal" fo:font-style="normal" fo:font-weight="normal" officeooo:rsid="00138027"/>
    </style:style>
    <style:style style:name="T9" style:family="text">
      <style:text-properties fo:font-variant="normal" fo:text-transform="none" fo:color="#373737" loext:opacity="100%" style:font-name="Arial" fo:letter-spacing="normal" fo:font-style="normal" fo:font-weight="normal" officeooo:rsid="00101ac8"/>
    </style:style>
    <style:style style:name="T10" style:family="text">
      <style:text-properties fo:font-variant="normal" fo:text-transform="none" fo:color="#373737" loext:opacity="100%" style:font-name="Arial" fo:letter-spacing="normal" fo:font-style="normal" fo:font-weight="normal" officeooo:rsid="000e0e88"/>
    </style:style>
    <style:style style:name="T11" style:family="text">
      <style:text-properties fo:font-variant="normal" fo:text-transform="none" fo:color="#373737" loext:opacity="100%" style:font-name="Arial" fo:letter-spacing="normal" fo:font-style="normal" fo:font-weight="normal" officeooo:rsid="000fbe2f"/>
    </style:style>
    <style:style style:name="T12" style:family="text">
      <style:text-properties fo:font-variant="normal" fo:text-transform="none" fo:color="#373737" loext:opacity="100%" style:font-name="Arial" fo:letter-spacing="normal" fo:font-style="normal" fo:font-weight="normal" officeooo:rsid="00160f8e"/>
    </style:style>
    <style:style style:name="T13" style:family="text">
      <style:text-properties fo:font-variant="normal" fo:text-transform="none" fo:color="#373737" loext:opacity="100%" style:font-name="Arial" fo:letter-spacing="normal" fo:font-style="normal" fo:font-weight="normal" officeooo:rsid="0016e68c"/>
    </style:style>
    <style:style style:name="T14" style:family="text">
      <style:text-properties fo:font-variant="normal" fo:text-transform="none" fo:color="#373737" loext:opacity="100%" style:font-name="Arial" fo:letter-spacing="normal" fo:font-style="normal" fo:font-weight="normal" officeooo:rsid="00173ba5"/>
    </style:style>
    <style:style style:name="T15" style:family="text">
      <style:text-properties fo:font-variant="normal" fo:text-transform="none" fo:color="#373737" loext:opacity="100%" style:font-name="Arial" fo:letter-spacing="normal" fo:font-style="normal" fo:font-weight="normal" officeooo:rsid="001cef5f"/>
    </style:style>
    <style:style style:name="T16" style:family="text">
      <style:text-properties fo:font-variant="normal" fo:text-transform="none" fo:color="#373737" loext:opacity="100%" style:font-name="Arial" fo:font-size="10pt" fo:letter-spacing="normal" fo:font-style="normal" fo:font-weight="normal" officeooo:rsid="00138027" style:font-size-asian="10pt" style:font-size-complex="10pt"/>
    </style:style>
    <style:style style:name="T17" style:family="text">
      <style:text-properties fo:font-variant="normal" fo:text-transform="none" fo:color="#373737" loext:opacity="100%" style:font-name="Arial" fo:font-size="10pt" fo:letter-spacing="normal" fo:font-style="normal" fo:font-weight="normal" officeooo:rsid="00160f8e" style:font-size-asian="10pt" style:font-size-complex="10pt"/>
    </style:style>
    <style:style style:name="T18" style:family="text">
      <style:text-properties fo:font-variant="normal" fo:text-transform="none" fo:color="#373737" loext:opacity="100%" style:font-name="Arial" fo:font-size="10pt" fo:letter-spacing="normal" fo:font-style="normal" fo:font-weight="normal" officeooo:rsid="0016e68c" style:font-size-asian="10pt" style:font-size-complex="10pt"/>
    </style:style>
    <style:style style:name="T19" style:family="text">
      <style:text-properties fo:font-variant="normal" fo:text-transform="none" fo:color="#373737" loext:opacity="100%" style:font-name="Arial" fo:font-size="10pt" fo:letter-spacing="normal" fo:font-style="normal" fo:font-weight="normal" officeooo:rsid="001a5e48" style:font-size-asian="10pt" style:font-size-complex="10pt"/>
    </style:style>
    <style:style style:name="T20" style:family="text">
      <style:text-properties fo:font-variant="normal" fo:text-transform="none" fo:color="#373737" loext:opacity="100%" style:font-name="Arial" fo:font-size="10pt" fo:letter-spacing="normal" fo:font-style="normal" fo:font-weight="normal" officeooo:rsid="001b4a01" style:font-size-asian="10pt" style:font-size-complex="10pt"/>
    </style:style>
    <style:style style:name="T21" style:family="text">
      <style:text-properties fo:font-variant="normal" fo:text-transform="none" fo:color="#373737" loext:opacity="100%" style:font-name="Arial" fo:font-size="10pt" fo:letter-spacing="normal" fo:font-style="normal" fo:font-weight="bold" officeooo:rsid="00160f8e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373737" loext:opacity="100%" style:font-name="Arial" fo:font-size="10pt" fo:letter-spacing="normal" fo:font-style="normal" fo:font-weight="bold" officeooo:rsid="0016e68c" style:font-size-asian="10pt" style:font-weight-asian="bold" style:font-size-complex="10pt" style:font-weight-complex="bold"/>
    </style:style>
    <style:style style:name="T2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cartes</text:p>
      <text:p text:style-name="P4">Discours de la méthode</text:p>
      <text:p text:style-name="P7"/>
      <text:p text:style-name="P9">Dans ce texte, Descartes procède à une sorte de « biographie intellectuelle » et décrit son cheminement de pensée à une période de sa vie où il s’était mis en quête de la vérité.</text:p>
      <text:p text:style-name="P5"/>
      <text:p text:style-name="P14"><text:span text:style-name="T5"><text:tab/>« </text:span><text:span text:style-name="T6">E</text:span><text:span text:style-name="T7">n ce qui concerne</text:span><text:span text:style-name="T5"> les mœurs</text:span><text:span text:style-name="T5"><text:note text:id="ftn1" text:note-class="footnote"><text:note-citation>1</text:note-citation><text:note-body><text:p text:style-name="P2">Les « mœurs » désignent les comportements, la façon dont on agit</text:p></text:note-body></text:note></text:span><text:span text:style-name="T5">, </text:span><text:span text:style-name="T6">j</text:span><text:span text:style-name="T5">’avais d</text:span><text:span text:style-name="T7">epuis</text:span><text:span text:style-name="T5"> longtemps remarqué qu’</text:span><text:span text:style-name="T7">il faut parfois</text:span><text:span text:style-name="T5"> suivre des opinions </text:span><text:span text:style-name="T7">très</text:span><text:span text:style-name="T5"> incertaines </text:span><text:span text:style-name="T7">comme</text:span><text:span text:style-name="T5"> si elles étaient indubitables</text:span><text:span text:style-name="T5"><text:note text:id="ftn2" text:note-class="footnote"><text:note-citation>2</text:note-citation><text:note-body><text:p text:style-name="P2">Ce qui est « indubitable », c’est ce dont il est impossible de douter</text:p></text:note-body></text:note></text:span><text:span text:style-name="T5"> . </text:span><text:span text:style-name="T6">Cependant</text:span><text:span text:style-name="T5">, </text:span><text:span text:style-name="T7">dans la mesure où à cette époque</text:span><text:span text:style-name="T5"> je désirais seulement cherche</text:span><text:span text:style-name="T7">r</text:span><text:span text:style-name="T5"> la vérité, je pensai qu</text:span><text:span text:style-name="T7">e dans </text:span><text:span text:style-name="T8">cette recherche</text:span><text:span text:style-name="T7"> il me</text:span><text:span text:style-name="T5"> fallait </text:span><text:span text:style-name="T7">faire</text:span><text:span text:style-name="T5"> tout le contraire et </text:span><text:span text:style-name="T7">rejeter</text:span><text:span text:style-name="T5"> tout ce </text:span><text:span text:style-name="T7">sur quoi je pourrais émettre</text:span><text:span text:style-name="T5"> le moindre doute </text:span><text:span text:style-name="T7">comme si c’était absolument faux.</text:span><text:span text:style-name="T5"> </text:span><text:span text:style-name="T6">Je voulais savoir </text:span><text:span text:style-name="T5">s</text:span><text:span text:style-name="T6">i</text:span><text:span text:style-name="T5"> après cela </text:span><text:span text:style-name="T6">il me resterait au moins une croyance,</text:span><text:span text:style-name="T5"> </text:span><text:span text:style-name="T6">qui serait </text:span><text:span text:style-name="T9">donc </text:span><text:span text:style-name="T6">absolument</text:span><text:span text:style-name="T5"> indubitable.</text:span></text:p>
      <text:p text:style-name="P15"><text:span text:style-name="T5"><text:tab/>Ainsi, </text:span><text:span text:style-name="T6">parce que</text:span><text:span text:style-name="T5"> nos sens nous trompent quelquefois, je voulus supposer qu’</text:span><text:span text:style-name="T6">aucune chose </text:span><text:span text:style-name="T9">ne ressemblait à celles qu’ils</text:span><text:span text:style-name="T5"> </text:span><text:span text:style-name="T8">nous </text:span><text:span text:style-name="T5">font imaginer. </text:span><text:span text:style-name="T10">Par ailleurs, </text:span><text:span text:style-name="T11">je remarquai qu’</text:span><text:span text:style-name="T5">il y a des hommes qui se </text:span><text:span text:style-name="T6">trompent</text:span><text:span text:style-name="T5"> en raisonnant, même </text:span><text:span text:style-name="T6">à propos</text:span><text:span text:style-name="T5"> </text:span><text:span text:style-name="T6">des questions les plus simples de</text:span><text:span text:style-name="T5"> </text:span><text:span text:style-name="T6">la</text:span><text:span text:style-name="T5"> géométrie, et y font des paralogismes</text:span><text:span text:style-name="T5"><text:note text:id="ftn3" text:note-class="footnote"><text:note-citation>3</text:note-citation><text:note-body><text:p text:style-name="P1">Un paralogisme est un discours qui <text:span text:style-name="T23">ressemble</text:span> à un raisonnement rigoureux, mais n’en est pas vraiment un</text:p></text:note-body></text:note></text:span><text:span text:style-name="T5">. </text:span><text:span text:style-name="T10">Dans la mesure où, </text:span><text:span text:style-name="T11">comme n’importe qui,</text:span><text:span text:style-name="T10"> il m’arrive de me tromper</text:span><text:span text:style-name="T5">, je rejetai tout </text:span><text:span text:style-name="T11">ce que j’avais pris auparavant pour des démonstrations, comme si elles étaient fausses</text:span><text:span text:style-name="T5">. Et enfin, considérant que toutes les pensées que nous avons </text:span><text:span text:style-name="T11">quand nous sommes réveillés peuvent également nous</text:span><text:span text:style-name="T5"> venir quand nous dormons, </text:span><text:span text:style-name="T11">mais que dans ce dernier cas aucune n’est vraie</text:span><text:span text:style-name="T5">, je </text:span><text:span text:style-name="T11">pris la décision de faire comme si</text:span><text:span text:style-name="T5"> toutes les choses qui m’étaient entrées en l’esprit n’étaient </text:span><text:span text:style-name="T11">pas</text:span><text:span text:style-name="T5"> plus vraies que les illusions de mes songes.</text:span></text:p>
      <text:p text:style-name="P15"><text:span text:style-name="T5"><text:tab/>Mais, aussitôt après, je </text:span><text:span text:style-name="T11">me rendis compte</text:span><text:span text:style-name="T5"> que, pendant que je voulais ainsi penser que tout était faux, il fallait nécessairement que moi, qui le pensais, </text:span><text:span text:style-name="T11">je sois</text:span><text:span text:style-name="T5"> quelque chose. </text:span><text:span text:style-name="T11">Je remarquai alors</text:span><text:span text:style-name="T5"> que cette vérité : « je pense, donc je suis » </text:span><text:span text:style-name="T9">était</text:span><text:span text:style-name="T5"> si ferme et si assurée que toutes les plus extravagantes</text:span><text:span text:style-name="T5"><text:note text:id="ftn4" text:note-class="footnote"><text:note-citation>4</text:note-citation><text:note-body><text:p text:style-name="P3">Ce qui est extravagant c’est ce qui n’est pas raisonnable, ce qui va trop loin dans la fantaisie et l’imagination</text:p></text:note-body></text:note></text:span><text:span text:style-name="T5"> suppositions des sceptiques n’étaient pas capables de </text:span><text:span text:style-name="T9">la remettre en cause.</text:span><text:span text:style-name="T5"> </text:span><text:span text:style-name="T9">J</text:span><text:span text:style-name="T5">e jugeai </text:span><text:span text:style-name="T9">par conséquent </text:span><text:span text:style-name="T5">que je pouvais l</text:span><text:span text:style-name="T9">a prendre</text:span><text:span text:style-name="T5">, sans scrupule, pour le premier principe de la philosophie que je cherchais ».</text:span></text:p>
      <text:p text:style-name="P13"><text:span text:style-name="T1">René Descartes, </text:span><text:span text:style-name="T4">Discours de la Méthode </text:span><text:span text:style-name="T1">(1637), IV</text:span><text:span text:style-name="T2">è</text:span><text:span text:style-name="T1"> partie </text:span><text:span text:style-name="T3">(version adaptée)</text:span></text:p>
      <text:p text:style-name="P6"/>
      <text:p text:style-name="P6"/>
      <text:p text:style-name="P16"><text:span text:style-name="T12">1. </text:span><text:span text:style-name="T13">D</text:span><text:span text:style-name="T12">ans la phrase suivante, entourez le mot qui convient </text:span><text:span text:style-name="T13">p</text:span><text:span text:style-name="T12">our chaque couple de mots en gras :</text:span></text:p>
      <text:p text:style-name="P12"><text:span text:style-name="T16">« P</text:span><text:span text:style-name="T17">our trouver la vérité, la méthode de Descartes consiste à </text:span><text:span text:style-name="T21">(accepter/refuser)</text:span><text:span text:style-name="T17"> de croire à tout ce qui est</text:span><text:span text:style-name="T21"> (douteux/vrai)</text:span><text:span text:style-name="T17">. S’il </text:span><text:span text:style-name="T18">reste quelque chose après cela, il s’agit d’une croyance absolument </text:span><text:span text:style-name="T22">(vraie/incertaine)</text:span><text:span text:style-name="T18">. »</text:span></text:p>
      <text:p text:style-name="P8"/>
      <text:p text:style-name="P10"><text:span text:style-name="T18">2</text:span><text:span text:style-name="T16">. </text:span><text:span text:style-name="T17">Pourquoi peut-on dire que « nos sens nous trompent quelquefois » ? Donnez un exemple précis. </text:span><text:span text:style-name="T19">Comment pourrait-on </text:span><text:span text:style-name="T20">faire pour </text:span><text:span text:style-name="T19">être sûr que nos sens ne nous trompent pas ?</text:span></text:p>
      <text:p text:style-name="P11"><text:span text:style-name="T18">3</text:span><text:span text:style-name="T17">. Pour quelle raison Descartes considère-t-il </text:span><text:span text:style-name="T18">que toutes ses pensées sont douteuses ? Expliquez le raisonnement du texte avec vos propres mots.</text:span></text:p>
      <text:p text:style-name="P17"><text:span text:style-name="T5">4. </text:span><text:span text:style-name="T15">Descartes considère qu’il n’y a qu’une seule vérité qui soit absolument indubitable. Laquelle, et pourquoi ?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13:53:00.291000000</meta:creation-date>
    <dc:title>Page vierge</dc:title>
    <meta:generator>LibreOffice/7.3.1.3$Windows_X86_64 LibreOffice_project/a69ca51ded25f3eefd52d7bf9a5fad8c90b87951</meta:generator>
    <meta:editing-duration>PT47M50S</meta:editing-duration>
    <meta:editing-cycles>12</meta:editing-cycles>
    <dc:date>2022-11-08T22:21:21.548000000</dc:date>
    <meta:document-statistic meta:table-count="0" meta:image-count="0" meta:object-count="0" meta:page-count="1" meta:paragraph-count="16" meta:word-count="544" meta:character-count="3229" meta:non-whitespace-character-count="2698"/>
    <meta:template xlink:type="simple" xlink:actuate="onRequest" xlink:title="Page vierge" xlink:href="../../../../../../AppData/Roaming/LibreOffice/4/user/template/Page%20vierge1.ott" meta:date="2021-09-29T13:53:00.017000000"/>
  </office:meta>
</office:document-meta>
</file>